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4000000B4DDE6DD24.png" manifest:media-type="image/png"/>
  <manifest:file-entry manifest:full-path="Pictures/100002010000011E000000F6B450396A.png" manifest:media-type="image/png"/>
  <manifest:file-entry manifest:full-path="Pictures/1000020100000208000000965ADDA0F5.png" manifest:media-type="image/png"/>
  <manifest:file-entry manifest:full-path="Pictures/1000020100000258000000B436D39BD2.png" manifest:media-type="image/png"/>
  <manifest:file-entry manifest:full-path="Pictures/10000201000002A80000014A66A650BB.png" manifest:media-type="image/png"/>
  <manifest:file-entry manifest:full-path="Pictures/100002010000011E000000F68422709E.png" manifest:media-type="image/png"/>
  <manifest:file-entry manifest:full-path="Pictures/1000000000000140000001E055A62C01.png" manifest:media-type="image/png"/>
  <manifest:file-entry manifest:full-path="Pictures/10000201000002080000009657E499AA.png" manifest:media-type="image/png"/>
  <manifest:file-entry manifest:full-path="Pictures/10000201000002440000015E83282A39.png" manifest:media-type="image/png"/>
  <manifest:file-entry manifest:full-path="Pictures/100000000000015E0000021C9AE97B46.png" manifest:media-type="image/png"/>
  <manifest:file-entry manifest:full-path="Pictures/10000201000003680000011E2B5AE690.png" manifest:media-type="image/png"/>
  <manifest:file-entry manifest:full-path="Pictures/100002010000011F000000BA18015A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keep-with-next="always" style:may-break-between-rows="false"/>
    </style:style>
    <style:style style:name="Table1.A" style:family="table-column">
      <style:table-column-properties style:column-width="2.4896in"/>
    </style:style>
    <style:style style:name="Table1.B" style:family="table-column">
      <style:table-column-properties style:column-width="4.4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 fo:keep-with-next="always" style:may-break-between-rows="false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2.1042in"/>
    </style:style>
    <style:style style:name="Table2.C" style:family="table-column">
      <style:table-column-properties style:column-width="3.28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 fo:keep-with-next="always" style:may-break-between-rows="false"/>
    </style:style>
    <style:style style:name="Table3.A" style:family="table-column">
      <style:table-column-properties style:column-width="2.4896in"/>
    </style:style>
    <style:style style:name="Table3.B" style:family="table-column">
      <style:table-column-properties style:column-width="4.4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 fo:keep-with-next="always" style:may-break-between-rows="false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2.1042in"/>
    </style:style>
    <style:style style:name="Table4.C" style:family="table-column">
      <style:table-column-properties style:column-width="3.28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T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"/>
        <text:sequence-decl text:display-outline-level="0" text:name="Таблица"/>
      </text:sequence-decls>
      <text:h text:style-name="Heading_20_2" text:outline-level="2">Архитектура системы на кристалле</text:h>
      <text:p text:style-name="Text_20_body">На <text:sequence-ref text:reference-format="category-and-value" text:ref-name="refРис0">Рис 1</text:sequence-ref> изображена архитектура системы на кристалле.</text:p>
      <text:p text:style-name="Text_20_body"><draw:frame draw:style-name="fr1" draw:name="Frame1" text:anchor-type="paragraph" svg:width="6.9252in" draw:z-index="0"><draw:text-box fo:min-height="2.2453in"><text:p text:style-name="Рис"><draw:frame draw:style-name="fr6" draw:name="graphics1" text:anchor-type="paragraph" svg:width="6.9252in" svg:height="2.2709in" draw:z-index="21"><draw:image xlink:href="Pictures/10000201000003680000011E2B5AE690.png" xlink:type="simple" xlink:show="embed" xlink:actuate="onLoad"/></draw:frame>Рис <text:sequence text:ref-name="refРис0" text:name="Рис" text:formula="ooow:Рис+1" style:num-format="1">1</text:sequence>: Архитектура системы на кристалле</text:p></draw:text-box></draw:frame></text:p>
      <text:p text:style-name="Text_20_body">Разработанная система на кристалле состоит из следующих модулей:</text:p>
      <text:list xml:id="list495184085" text:style-name="L1">
        <text:list-item>
          <text:p text:style-name="P1">UART-receiver – UART-приемник. Принимает данные по асинхронному последовательному интерфейсу и передает их контроллеру Modbus.</text:p>
        </text:list-item>
        <text:list-item>
          <text:p text:style-name="P1">UART-transmitter – UART-передатчик. Считывает данные из очереди и передает их по асинхронному последовательному интерфейсу.</text:p>
        </text:list-item>
        <text:list-item>
          <text:p text:style-name="P1">FIFO – циклический буфер. Служит для буферизации данных, передаваемых контроллером Modbus.</text:p>
        </text:list-item>
        <text:list-item>
          <text:p text:style-name="P1">Modbus controller – модуль, реализующий протокол Modbus. Является ведущим устройством шины Wishbone.</text:p>
        </text:list-item>
        <text:list-item>
          <text:p text:style-name="P1">Processor – процессор, выполняющий тестовые программы. Является ведущим устройством шины Wishbone.</text:p>
        </text:list-item>
        <text:list-item>
          <text:p text:style-name="P1">System arbiter – системный арбитр, управляющий доступом ведущих устройств к шине Wishbone.</text:p>
        </text:list-item>
        <text:list-item>
          <text:p text:style-name="P1">RAM – блок оперативной памяти.<text:bookmark-start text:name="__DdeLink__1860_39703829"/> Является ведомым устройством Wishbone.<text:bookmark-end text:name="__DdeLink__1860_39703829"/></text:p>
        </text:list-item>
        <text:list-item>
          <text:p text:style-name="P1">IO – блок контроллеров ввода-вывода. Является ведомым устройством Wishbone.</text:p>
        </text:list-item>
      </text:list>
      <text:p text:style-name="Text_20_body">Модули соединены шиной Wishbone (жирные линии на <text:sequence-ref text:reference-format="category-and-value" text:ref-name="refРис0">Рис 1</text:sequence-ref>) и различными нестандартными шинами (тонкие линии).</text:p>
      <text:h text:style-name="Heading_20_2" text:outline-level="2">UART-приемник</text:h>
      <text:h text:style-name="Heading_20_3" text:outline-level="3">Интерфейс UART-приемника</text:h>
      <text:p text:style-name="Text_20_body">На <text:sequence-ref text:reference-format="category-and-value" text:ref-name="refРис1">Рис 2</text:sequence-ref> показан интерфейс модуля UART-приемника.</text:p>
      <text:p text:style-name="Text_20_body"><draw:frame draw:style-name="fr2" draw:name="Frame2" text:anchor-type="paragraph" svg:width="3.178in" draw:z-index="5"><draw:text-box fo:min-height="2.7335in"><text:p text:style-name="Рис"><draw:frame draw:style-name="fr7" draw:name="graphics2" text:anchor-type="paragraph" svg:x="0.0016in" svg:y="0.0008in" svg:width="3.178in" style:rel-width="100%" svg:height="2.7335in" style:rel-height="scale" draw:z-index="6"><draw:image xlink:href="Pictures/100002010000011E000000F6B450396A.png" xlink:type="simple" xlink:show="embed" xlink:actuate="onLoad"/></draw:frame>Рис <text:sequence text:ref-name="refРис1" text:name="Рис" text:formula="ooow:Рис+1" style:num-format="1">2</text:sequence>: Интерфейс модуля UART-приемника</text:p></draw:text-box></draw:frame><text:soft-page-break/>Модуль имеет следующие входные и выходные сигналы:</text:p>
      <text:list xml:id="list1078076615" text:style-name="L2">
        <text:list-item>
          <text:p text:style-name="P2">clk – системный тактовый сигнал.</text:p>
        </text:list-item>
        <text:list-item>
          <text:p text:style-name="P2">rst – сигнал синхронного сброса.</text:p>
        </text:list-item>
        <text:list-item>
          <text:p text:style-name="P2">rx – линия приема данных.</text:p>
        </text:list-item>
        <text:list-item>
          <text:p text:style-name="P2">Группа конфигурационных сигналов:</text:p>
          <text:list>
            <text:list-item>
              <text:p text:style-name="P2">dataBits – два бита – длина символа данных (<text:sequence-ref text:reference-format="category-and-value" text:ref-name="refТаблица0">Таблица 1</text:sequence-ref>).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Значение сигнала dataBits</text:p>
            </table:table-cell>
            <table:table-cell table:style-name="Table1.B1" office:value-type="string">
              <text:p text:style-name="Table_20_Heading">Количество бит данных (без учета бита четности)</text:p>
            </table:table-cell>
          </table:table-row>
        </table:table-header-rows>
        <table:table-row>
          <table:table-cell table:style-name="Table1.A2" office:value-type="string">
            <text:p text:style-name="Table_20_Contents">00</text:p>
          </table:table-cell>
          <table:table-cell table:style-name="Table1.B2" office:value-type="string">
            <text:p text:style-name="Table_20_Contents">5</text:p>
          </table:table-cell>
        </table:table-row>
        <table:table-row>
          <table:table-cell table:style-name="Table1.A2" office:value-type="string">
            <text:p text:style-name="Table_20_Contents">01</text:p>
          </table:table-cell>
          <table:table-cell table:style-name="Table1.B2" office:value-type="string">
            <text:p text:style-name="Table_20_Contents">6</text:p>
          </table:table-cell>
        </table:table-row>
        <table:table-row>
          <table:table-cell table:style-name="Table1.A2" office:value-type="string">
            <text:p text:style-name="Table_20_Contents">10</text:p>
          </table:table-cell>
          <table:table-cell table:style-name="Table1.B2" office:value-type="string">
            <text:p text:style-name="Table_20_Contents">7</text:p>
          </table:table-cell>
        </table:table-row>
        <table:table-row>
          <table:table-cell table:style-name="Table1.A2" office:value-type="string">
            <text:p text:style-name="Table_20_Contents">11</text:p>
          </table:table-cell>
          <table:table-cell table:style-name="Table1.B2" office:value-type="string">
            <text:p text:style-name="Table_20_Contents">8</text:p>
          </table:table-cell>
        </table:table-row>
      </table:table>
      <text:p text:style-name="Таблица">Таблица <text:sequence text:ref-name="refТаблица0" text:name="Таблица" text:formula="ooow:Таблица+1" style:num-format="1">1</text:sequence>: Выбор длины символа в модуле UART-приемника</text:p>
      <text:list xml:id="list1805661891" text:continue-numbering="true" text:style-name="L2">
        <text:list-item>
          <text:list>
            <text:list-item>
              <text:p text:style-name="P2">hasParity – один бит – наличие или отсутствие бита четности.</text:p>
            </text:list-item>
            <text:list-item>
              <text:p text:style-name="P2">parityMode – два бита – режим проверки четности (<text:sequence-ref text:reference-format="category-and-value" text:ref-name="refТаблица1">Таблица 2</text:sequence-ref>).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Значение сигнала parityMode</text:p>
            </table:table-cell>
            <table:table-cell table:style-name="Table2.A1" office:value-type="string">
              <text:p text:style-name="Table_20_Heading">Режим проверки четности</text:p>
            </table:table-cell>
            <table:table-cell table:style-name="Table2.C1" office:value-type="string">
              <text:p text:style-name="Table_20_Heading">Пояснение</text:p>
            </table:table-cell>
          </table:table-row>
        </table:table-header-rows>
        <table:table-row>
          <table:table-cell table:style-name="Table2.A2" office:value-type="string">
            <text:p text:style-name="Table_20_Contents">00</text:p>
          </table:table-cell>
          <table:table-cell table:style-name="Table2.A2" office:value-type="string">
            <text:p text:style-name="Table_20_Contents">всегда ноль</text:p>
          </table:table-cell>
          <table:table-cell table:style-name="Table2.C2" office:value-type="string">
            <text:p text:style-name="Table_20_Contents">бит четности должен быть равен нулю</text:p>
          </table:table-cell>
        </table:table-row>
        <table:table-row>
          <table:table-cell table:style-name="Table2.A2" office:value-type="string">
            <text:p text:style-name="Table_20_Contents">01</text:p>
          </table:table-cell>
          <table:table-cell table:style-name="Table2.A2" office:value-type="string">
            <text:p text:style-name="Table_20_Contents">нечетный</text:p>
          </table:table-cell>
          <table:table-cell table:style-name="Table2.C2" office:value-type="string">
            <text:p text:style-name="Table_20_Contents">число всех бит, равных единице, включая бит четности, нечетно</text:p>
          </table:table-cell>
        </table:table-row>
        <table:table-row>
          <table:table-cell table:style-name="Table2.A2" office:value-type="string">
            <text:p text:style-name="Table_20_Contents">10</text:p>
          </table:table-cell>
          <table:table-cell table:style-name="Table2.A2" office:value-type="string">
            <text:p text:style-name="Table_20_Contents">четный</text:p>
          </table:table-cell>
          <table:table-cell table:style-name="Table2.C2" office:value-type="string">
            <text:p text:style-name="Table_20_Contents">число всех бит, равных единице, включая бит четности, четно</text:p>
          </table:table-cell>
        </table:table-row>
        <table:table-row>
          <table:table-cell table:style-name="Table2.A2" office:value-type="string">
            <text:p text:style-name="Table_20_Contents">11</text:p>
          </table:table-cell>
          <table:table-cell table:style-name="Table2.A2" office:value-type="string">
            <text:p text:style-name="Table_20_Contents">всегда единица</text:p>
          </table:table-cell>
          <table:table-cell table:style-name="Table2.C2" office:value-type="string">
            <text:p text:style-name="Table_20_Contents">бит четности должен быть равен единице</text:p>
          </table:table-cell>
        </table:table-row>
      </table:table>
      <text:p text:style-name="Таблица">Таблица <text:sequence text:ref-name="refТаблица1" text:name="Таблица" text:formula="ooow:Таблица+1" style:num-format="1">2</text:sequence>: Выбор режима проверки четности в модуле UART-приемника</text:p>
      <text:list xml:id="list167651974" text:continue-numbering="true" text:style-name="L2">
        <text:list-item>
          <text:list>
            <text:list-item>
              <text:p text:style-name="P2"><text:soft-page-break/>extraStopBit – наличие дополнительного стопового бита. В случае нуля на этом входе принимается один стоповый бит, в случае единицы – два.</text:p>
            </text:list-item>
            <text:list-item>
              <text:p text:style-name="P2">clockDivisor – делитель частоты системного тактового сигнала, определяющий скорость приема данных. Разрядность этого сигнала задается параметром CLOCK_DIVISOR_WIDTH. Частота приема данных (<text:span text:style-name="T1">baud-rate</text:span>) вычисляется по следующей формуле:</text:p>
              <text:p text:style-name="P2">f_uart = f_clk / (2 * clockDivisor + 2)</text:p>
            </text:list-item>
          </text:list>
          <text:p text:style-name="P2">Сигналы этой группы защелкиваются во внутренние регистры по фронту тактового сигнала во время ожидания символа. Во время приема символа изменения сигналов игнорируются.</text:p>
        </text:list-item>
        <text:list-item>
          <text:p text:style-name="P2">dataOut – 9 бит – шина данных, на которой выставляется принятый символ. Данные выставляются по фронту тактового сигнала одновременно с сигналом dataReceived (см. <text:sequence-ref text:reference-format="category-and-value" text:ref-name="refРис2">Рис 3</text:sequence-ref>).</text:p>
        </text:list-item>
        <text:list-item>
          <text:p text:style-name="P2">dataReceived – 1 бит – флаг приема данных. Устанавливается по фронту тактового сигнала при успешном приеме символа. Сбрасывается по фронту тактового сигнала при наличии единицы на входе receiveReq (см. <text:sequence-ref text:reference-format="category-and-value" text:ref-name="refРис2">Рис 3</text:sequence-ref>).</text:p>
        </text:list-item>
        <text:list-item>
          <text:p text:style-name="P2"><draw:frame draw:style-name="fr3" draw:name="Frame3" text:anchor-type="paragraph" svg:y="0.152in" svg:width="5.778in" draw:z-index="1"><draw:text-box fo:min-height="1.6665in"><text:p text:style-name="Рис"><draw:frame draw:style-name="fr7" draw:name="graphics3" text:anchor-type="paragraph" svg:x="0.0016in" svg:y="0.0008in" svg:width="5.778in" style:rel-width="100%" svg:height="1.6665in" style:rel-height="scale" draw:z-index="2"><draw:image xlink:href="Pictures/1000020100000208000000965ADDA0F5.png" xlink:type="simple" xlink:show="embed" xlink:actuate="onLoad"/></draw:frame>Рис <text:sequence text:ref-name="refРис2" text:name="Рис" text:formula="ooow:Рис+1" style:num-format="1">3</text:sequence>: Временная диаграмма приема символа</text:p></draw:text-box></draw:frame>reveiveReq – 1 бит – сообщение модулю о том, что принятые данные были прочитаны. При наличии единицы на этом входе во время фронта тактового сигнала сигнал dataReceived сбрасывается в ноль (см. <text:sequence-ref text:reference-format="category-and-value" text:ref-name="refРис2">Рис 3</text:sequence-ref>).</text:p>
        </text:list-item>
        <text:list-item>
          <text:p text:style-name="P2">Группа информационных сигналов:</text:p>
          <text:list>
            <text:list-item>
              <text:p text:style-name="P2">parityError – ошибка четности.</text:p>
            </text:list-item>
            <text:list-item>
              <text:p text:style-name="P2">overflow – был принят новый символ, когда предыдущий еще не был прочитан (см. <text:sequence-ref text:reference-format="category-and-value" text:ref-name="refРис3">Рис 4</text:sequence-ref>).</text:p>
            </text:list-item>
            <text:list-item>
              <text:p text:style-name="P2">break – ошибка приема: стоповый бит оказался равен 0, а не 1.</text:p>
            </text:list-item>
            <text:list-item>
              <text:p text:style-name="P2">silence – на линии не было данных в течение времени, соответствующем минимум трем символам.</text:p>
            </text:list-item>
          </text:list>
        </text:list-item>
      </text:list>
      <text:h text:style-name="Heading_20_3" text:outline-level="3"><draw:frame draw:style-name="fr3" draw:name="Frame4" text:anchor-type="paragraph" svg:y="0.1854in" svg:width="6.6665in" draw:z-index="3"><draw:text-box fo:min-height="2in"><text:p text:style-name="Рис"><draw:frame draw:style-name="fr7" draw:name="graphics4" text:anchor-type="paragraph" svg:x="0.0016in" svg:y="0.0008in" svg:width="6.6665in" style:rel-width="100%" svg:height="2in" style:rel-height="scale" draw:z-index="4"><draw:image xlink:href="Pictures/1000020100000258000000B436D39BD2.png" xlink:type="simple" xlink:show="embed" xlink:actuate="onLoad"/></draw:frame>Рис <text:sequence text:ref-name="refРис3" text:name="Рис" text:formula="ooow:Рис+1" style:num-format="1">4</text:sequence>: Временная диаграмма приема символа и переполнения внутреннего регистра UART-приемника</text:p></draw:text-box></draw:frame><text:soft-page-break/>Делитель частоты</text:h>
      <text:p text:style-name="Text_20_body">Тут написать про делитель частоты.</text:p>
      <text:p text:style-name="Text_20_body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Heading_20_3" text:outline-level="3">Управляющий автомат</text:h>
      <text:p text:style-name="Text_20_body">UART-приемник управляется конечным автоматом. Диаграмма переходов автомата представленна на <text:sequence-ref text:reference-format="category-and-value" text:ref-name="refРис4">Рис 5</text:sequence-ref>.</text:p>
      <text:p text:style-name="Text_20_body"><draw:frame draw:style-name="fr4" draw:name="Frame5" text:anchor-type="paragraph" svg:y="0.0646in" svg:width="3.3335in" draw:z-index="22"><draw:text-box fo:min-height="5in"><text:p text:style-name="Рис"><draw:frame draw:style-name="fr7" draw:name="graphics5" text:anchor-type="paragraph" svg:x="0.0016in" svg:y="0.0008in" svg:width="3.3335in" style:rel-width="100%" svg:height="5in" style:rel-height="scale" draw:z-index="23"><draw:image xlink:href="Pictures/1000000000000140000001E055A62C01.png" xlink:type="simple" xlink:show="embed" xlink:actuate="onLoad"/></draw:frame>Рис <text:sequence text:ref-name="refРис4" text:name="Рис" text:formula="ooow:Рис+1" style:num-format="1">5</text:sequence>: Диаграмма переходов конечного автомата UART-приемника</text:p></draw:text-box></draw:frame><text:soft-page-break/>Переходы между состояниями (кроме переходов из состояния IDLE) происходят по фронту тактового сигнала при наличии единицы на линии uartClk, то есть в середине каждого принимаемого бита (<text:sequence-ref text:reference-format="category-and-value" text:ref-name="refРис5">Рис 6</text:sequence-ref>). Переход из состояния IDLE в состояние START происходит по фронту тактового сигнала при наличии нуля на линии rx.</text:p>
      <text:p text:style-name="Text_20_body"><draw:frame draw:style-name="fr4" draw:name="Frame6" text:anchor-type="paragraph" svg:y="0.0839in" svg:width="6.9252in" draw:z-index="7"><draw:text-box fo:min-height="1.3846in"><text:p text:style-name="Рис"><draw:frame draw:style-name="fr7" draw:name="graphics6" text:anchor-type="paragraph" svg:x="0.0016in" svg:y="0.0008in" svg:width="6.9252in" style:rel-width="100%" svg:height="1.3846in" style:rel-height="scale" draw:z-index="8"><draw:image xlink:href="Pictures/1000020100000384000000B4DDE6DD24.png" xlink:type="simple" xlink:show="embed" xlink:actuate="onLoad"/></draw:frame>Рис <text:sequence text:ref-name="refРис5" text:name="Рис" text:formula="ooow:Рис+1" style:num-format="1">6</text:sequence>: Начало приема данных UART-приемником. На диаграмме N соответствует значению clockDivisor.</text:p></draw:text-box></draw:frame></text:p>
      <text:p text:style-name="Text_20_body">Автомат имеет следующие состояния:</text:p>
      <text:list xml:id="list512641733" text:style-name="L3">
        <text:list-item>
          <text:p text:style-name="P3">IDLE – ожидание данных. Автомат переходит в это состояние по сигналу синхронного сброса rst и остается в нем, пока не обнаружит ноль на входе rx. При обнаружении нуля <text:soft-page-break/>автомат переходит в состояние START, одновременно с чем запускается счетчик делителя <text:s/>частоты.</text:p>
        </text:list-item>
        <text:list-item>
          <text:p text:style-name="P3">START – прием стартового бита. Автомат переходит из этого состояния в состояние DATA при наличии нуля на rx и в IDLE при обнаружении на rx единицы. Так как переходы автомата происходят на середине приема бита, такая проверка позволяет отсечь помехи, то есть короткие, короче половины ожидаемого бита, нулевые импульсы.</text:p>
        </text:list-item>
        <text:list-item>
          <text:p text:style-name="P3">DATA – прием символа данных. Автомат находится в этом состоянии в течении стольки тактов, сколько нужно для приема всех бит символа данных. После этого происходит переход в состояние STOP.</text:p>
        </text:list-item>
        <text:list-item>
          <text:p text:style-name="P3">STOP – прием стоповых битов. Автомат находится в этом состоянии в течение одного или двух входных битов в зависимости от значения extraStopBit. Если были хоть один из ожидаемых стоповых битов оказался нулем, сигнал break приобретает значение 1. После приема стоповых битов автомат переходит в состояние IDLE.</text:p>
        </text:list-item>
      </text:list>
      <text:h text:style-name="Heading_20_2" text:outline-level="2">UART-передатчик</text:h>
      <text:h text:style-name="Heading_20_3" text:outline-level="3">Интерфейс UART-передатчика</text:h>
      <text:p text:style-name="Text_20_body"><draw:frame draw:style-name="fr5" draw:name="Frame9" text:anchor-type="paragraph" svg:y="0.2272in" svg:width="3.178in" draw:z-index="10"><draw:text-box fo:min-height="2.7335in"><text:p text:style-name="Рис"><draw:frame draw:style-name="fr6" draw:name="graphics9" text:anchor-type="paragraph" svg:width="3.178in" svg:height="2.7335in" draw:z-index="12"><draw:image xlink:href="Pictures/100002010000011E000000F68422709E.png" xlink:type="simple" xlink:show="embed" xlink:actuate="onLoad"/></draw:frame>Рис <text:sequence text:ref-name="refРис6" text:name="Рис" text:formula="ooow:Рис+1" style:num-format="1">7</text:sequence>: Интерфейс модуля UART-передатчика</text:p></draw:text-box></draw:frame>На <text:sequence-ref text:reference-format="category-and-value" text:ref-name="refРис6">Рис 7</text:sequence-ref> показан интерфейс модуля UART-передатчика.</text:p>
      <text:p text:style-name="Text_20_body">Модуль имеет следующие входные и выходные сигналы:</text:p>
      <text:list xml:id="list1165441486" text:continue-list="list167651974" text:style-name="L2">
        <text:list-item>
          <text:p text:style-name="P2">clk – системный тактовый сигнал.</text:p>
        </text:list-item>
        <text:list-item>
          <text:p text:style-name="P2">rst – сигнал синхронного сброса.</text:p>
        </text:list-item>
        <text:list-item>
          <text:p text:style-name="P2">tx – линия передачи данных.</text:p>
        </text:list-item>
        <text:list-item>
          <text:p text:style-name="P2">Группа конфигурационных сигналов:</text:p>
          <text:list>
            <text:list-item>
              <text:p text:style-name="P2">dataBits – два бита – длина символа данных (<text:sequence-ref text:reference-format="category-and-value" text:ref-name="refТаблица2">Таблица 3</text:sequence-ref>).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Table_20_Heading">Значение сигнала dataBits</text:p>
            </table:table-cell>
            <table:table-cell table:style-name="Table3.B1" office:value-type="string">
              <text:p text:style-name="Table_20_Heading">Количество бит данных (без учета бита четности)</text:p>
            </table:table-cell>
          </table:table-row>
        </table:table-header-rows>
        <table:table-row>
          <table:table-cell table:style-name="Table3.A2" office:value-type="string">
            <text:p text:style-name="Table_20_Contents">00</text:p>
          </table:table-cell>
          <table:table-cell table:style-name="Table3.B2" office:value-type="string">
            <text:p text:style-name="Table_20_Contents">5</text:p>
          </table:table-cell>
        </table:table-row>
        <table:table-row>
          <table:table-cell table:style-name="Table3.A2" office:value-type="string">
            <text:p text:style-name="Table_20_Contents">01</text:p>
          </table:table-cell>
          <table:table-cell table:style-name="Table3.B2" office:value-type="string">
            <text:p text:style-name="Table_20_Contents">6</text:p>
          </table:table-cell>
        </table:table-row>
        <table:table-row>
          <table:table-cell table:style-name="Table3.A2" office:value-type="string">
            <text:p text:style-name="Table_20_Contents">10</text:p>
          </table:table-cell>
          <table:table-cell table:style-name="Table3.B2" office:value-type="string">
            <text:p text:style-name="Table_20_Contents">7</text:p>
          </table:table-cell>
        </table:table-row>
        <table:table-row>
          <table:table-cell table:style-name="Table3.A2" office:value-type="string">
            <text:p text:style-name="Table_20_Contents">11</text:p>
          </table:table-cell>
          <table:table-cell table:style-name="Table3.B2" office:value-type="string">
            <text:p text:style-name="Table_20_Contents">8</text:p>
          </table:table-cell>
        </table:table-row>
      </table:table>
      <text:p text:style-name="Таблица">Таблица <text:sequence text:ref-name="refТаблица2" text:name="Таблица" text:formula="ooow:Таблица+1" style:num-format="1">3</text:sequence>: Выбор длины символа в модуле UART-передатчика</text:p>
      <text:list xml:id="list1768652027" text:continue-numbering="true" text:style-name="L2">
        <text:list-item>
          <text:list>
            <text:list-item>
              <text:p text:style-name="P2">hasParity – один бит – наличие или отсутствие бита четности.</text:p>
            </text:list-item>
            <text:list-item>
              <text:p text:style-name="P2">parityMode – два бита – режим бита четности (<text:sequence-ref text:reference-format="category-and-value" text:ref-name="refТаблица3">Таблица 4</text:sequence-ref>).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Значение сигнала parityMode</text:p>
            </table:table-cell>
            <table:table-cell table:style-name="Table4.A1" office:value-type="string">
              <text:p text:style-name="Table_20_Heading">Режим проверки четности</text:p>
            </table:table-cell>
            <table:table-cell table:style-name="Table4.C1" office:value-type="string">
              <text:p text:style-name="Table_20_Heading">Пояснение</text:p>
            </table:table-cell>
          </table:table-row>
        </table:table-header-rows>
        <table:table-row>
          <table:table-cell table:style-name="Table4.A2" office:value-type="string">
            <text:p text:style-name="Table_20_Contents">00</text:p>
          </table:table-cell>
          <table:table-cell table:style-name="Table4.A2" office:value-type="string">
            <text:p text:style-name="Table_20_Contents">всегда ноль</text:p>
          </table:table-cell>
          <table:table-cell table:style-name="Table4.C2" office:value-type="string">
            <text:p text:style-name="Table_20_Contents">бит четности равен нулю</text:p>
          </table:table-cell>
        </table:table-row>
        <table:table-row>
          <table:table-cell table:style-name="Table4.A2" office:value-type="string">
            <text:p text:style-name="Table_20_Contents">01</text:p>
          </table:table-cell>
          <table:table-cell table:style-name="Table4.A2" office:value-type="string">
            <text:p text:style-name="Table_20_Contents">нечетный</text:p>
          </table:table-cell>
          <table:table-cell table:style-name="Table4.C2" office:value-type="string">
            <text:p text:style-name="Table_20_Contents">число всех бит, равных единице, включая бит четности, нечетно</text:p>
          </table:table-cell>
        </table:table-row>
        <table:table-row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четный</text:p>
          </table:table-cell>
          <table:table-cell table:style-name="Table4.C2" office:value-type="string">
            <text:p text:style-name="Table_20_Contents">число всех бит, равных единице, включая бит четности, четно</text:p>
          </table:table-cell>
        </table:table-row>
        <table:table-row>
          <table:table-cell table:style-name="Table4.A2" office:value-type="string">
            <text:p text:style-name="Table_20_Contents">11</text:p>
          </table:table-cell>
          <table:table-cell table:style-name="Table4.A2" office:value-type="string">
            <text:p text:style-name="Table_20_Contents">всегда единица</text:p>
          </table:table-cell>
          <table:table-cell table:style-name="Table4.C2" office:value-type="string">
            <text:p text:style-name="Table_20_Contents">бит четности равен единице</text:p>
          </table:table-cell>
        </table:table-row>
      </table:table>
      <text:p text:style-name="Таблица">Таблица <text:sequence text:ref-name="refТаблица3" text:name="Таблица" text:formula="ooow:Таблица+1" style:num-format="1">4</text:sequence>: Выбор режима бита четности в модуле UART-передатчика</text:p>
      <text:list xml:id="list1575980606" text:continue-numbering="true" text:style-name="L2">
        <text:list-item>
          <text:list>
            <text:list-item>
              <text:p text:style-name="P2">extraStopBit – наличие дополнительного стопового бита. В случае нуля на этом входе передается один стоповый бит, в случае единицы – два.</text:p>
            </text:list-item>
            <text:list-item>
              <text:p text:style-name="P2">clockDivisor – делитель частоты системного тактового сигнала, определяющий скорость передачи данных. Разрядность этого сигнала задается параметром CLOCK_DIVISOR_WIDTH. Частота передачи данных (<text:span text:style-name="T1">baud-rate</text:span>) вычисляется по следующей формуле:</text:p>
              <text:p text:style-name="P2">f_uart = f_clk / (2 * clockDivisor + 2)</text:p>
            </text:list-item>
          </text:list>
          <text:p text:style-name="P2">Сигналы этой группы защелкиваются во внутренние регистры по фронту тактового сигнала при начале передачи символа. Во время передачи символа изменения этих сигналов игнорируются.</text:p>
        </text:list-item>
        <text:list-item>
          <text:p text:style-name="P2">data – 8 бит – шина данных, c которой принимается символ для передачи. Данные защелкиваются по фронту тактового сигнала при наличии единицы на входе transmitReq.</text:p>
        </text:list-item>
        <text:list-item>
          <text:p text:style-name="P2">ready – 1 бит – флаг готовности к передаче символа. Установлен в единицу, если модуль не передает данные и в ноль, если передает (<text:sequence-ref text:reference-format="category-and-value" text:ref-name="refРис7">Рис 8</text:sequence-ref>), то есть единица выставляется тогда и только тогда, когда управляющий автомат находится в состоянии IDLE.</text:p>
        </text:list-item>
        <text:list-item>
          <text:p text:style-name="P2"><draw:frame draw:style-name="fr3" draw:name="Frame7" text:anchor-type="paragraph" svg:y="0.152in" svg:width="5.778in" draw:z-index="9"><draw:text-box fo:min-height="1.6665in"><text:p text:style-name="Рис"><draw:frame draw:style-name="fr6" draw:name="graphics7" text:anchor-type="paragraph" svg:width="5.778in" svg:height="1.6665in" draw:z-index="13"><draw:image xlink:href="Pictures/10000201000002080000009657E499AA.png" xlink:type="simple" xlink:show="embed" xlink:actuate="onLoad"/></draw:frame>Рис <text:sequence text:ref-name="refРис7" text:name="Рис" text:formula="ooow:Рис+1" style:num-format="1">8</text:sequence>: Временная диаграмма передачи символа</text:p></draw:text-box></draw:frame><text:soft-page-break/>transmitReq – 1 бит – сообщение модулю о том, что следует считать символ с шины данных и начать передачу. При наличии единицы на этом входе во время фронта тактового сигнала сигнал ready сбрасывается в ноль (см. <text:sequence-ref text:reference-format="category-and-value" text:ref-name="refРис7">Рис 8</text:sequence-ref>) и начинается передача данных.</text:p>
        </text:list-item>
      </text:list>
      <text:h text:style-name="Heading_20_3" text:outline-level="3">Делитель частоты</text:h>
      <text:p text:style-name="Text_20_body">Тут написать про делитель частоты.</text:p>
      <text:p text:style-name="Text_20_body">Дальнейшие переходы автомата происходят только тогда, когда значение счетчика равно значению делителя частоты. Счетчик сбрасывается в ноль, когда его значение достигает двукратного значения делителя.</text:p>
      <text:h text:style-name="Heading_20_3" text:outline-level="3">Управляющий автомат</text:h>
      <text:p text:style-name="Text_20_body"><draw:frame draw:style-name="fr4" draw:name="Frame10" text:anchor-type="paragraph" svg:y="0.4146in" svg:width="3.3335in" draw:z-index="11"><draw:text-box fo:min-height="5in"><text:p text:style-name="Рис"><draw:frame draw:style-name="fr6" draw:name="graphics8" text:anchor-type="paragraph" svg:width="3.3335in" svg:height="5.1425in" draw:z-index="14"><draw:image xlink:href="Pictures/100000000000015E0000021C9AE97B46.png" xlink:type="simple" xlink:show="embed" xlink:actuate="onLoad"/></draw:frame>Рис <text:sequence text:ref-name="refРис8" text:name="Рис" text:formula="ooow:Рис+1" style:num-format="1">9</text:sequence>: Диаграмма переходов конечного автомата UART-передатчика</text:p></draw:text-box></draw:frame><text:soft-page-break/>UART-передатчик управляется конечным автоматом. Диаграмма переходов автомата представленна на <text:sequence-ref text:reference-format="category-and-value" text:ref-name="refРис9">Рис 10</text:sequence-ref>.</text:p>
      <text:p text:style-name="Text_20_body">Переходы между состояниями (кроме переходов из состояния IDLE) происходят по фронту тактового сигнала при наличии единицы на линии uartClk, то есть в начале каждого передаваемого бита. Переход из состояния IDLE в состояние START происходит по фронту тактового сигнала при наличии единицы на линии transmitReq.</text:p>
      <text:p text:style-name="Text_20_body">Автомат имеет следующие состояния:</text:p>
      <text:list xml:id="list2077791859" text:style-name="L4">
        <text:list-item>
          <text:p text:style-name="P4">IDLE – ожидание данных. Автомат переходит в это состояние по сигналу синхронного сброса rst и остается в нем, пока не обнаружит единицу на входе transmitReq. При обнаружении единицы автомат переходит в состояние START, одновременно с чем запускается счетчик делителя <text:s/>частоты.</text:p>
        </text:list-item>
        <text:list-item>
          <text:p text:style-name="P4">START – передача стартового бита. В этом состоянии на выход tx подается значение 0. Из состояния START автомат безусловно переходит в состояние DATA.</text:p>
        </text:list-item>
        <text:list-item>
          <text:p text:style-name="P4">DATA – передача символа данных. Автомат находится в этом состоянии в течении стольки тактов, сколько нужно для передачи всех бит символа данных (кроме бита четности). После этого происходит переход в состояние STOP, если защелкнутое в начале передачи значение hasParity ноль, и в состояние PAR, если это значение – единица, то есть нужно передать бит четности.</text:p>
        </text:list-item>
        <text:list-item>
          <text:p text:style-name="P4"><text:soft-page-break/>PAR – передача бита четности. На линию tx подается вычисленное значение бита четности.</text:p>
        </text:list-item>
        <text:list-item>
          <text:p text:style-name="P4">STOP – передача стоповых битов. Автомат находится в этом состоянии в течение одного или двух битов в зависимости от защелкнутого в начале передачи значения extraStopBit. После передачи стоповых битов автомат переходит в состояние END.</text:p>
        </text:list-item>
        <text:list-item>
          <text:p text:style-name="P4">END – конец передачи. Автомат безусловно переходит в состояние IDLE.</text:p>
        </text:list-item>
      </text:list>
      <text:h text:style-name="Heading_20_2" text:outline-level="2">FIFO-буфер</text:h>
      <text:p text:style-name="Text_20_body">FIFO-буфер (<text:span text:style-name="T1">first in – first out, первым пришел – первым ушел</text:span>) – …</text:p>
      <text:h text:style-name="Heading_20_3" text:outline-level="3">Интерфейс FIFO-буфера</text:h>
      <text:p text:style-name="Text_20_body">На <text:sequence-ref text:reference-format="category-and-value" text:ref-name="refРис9">Рис 10</text:sequence-ref> показан интерфейс модуля FIFO-буфера.</text:p>
      <text:p text:style-name="Text_20_body"><draw:frame draw:style-name="fr2" draw:name="Frame8" text:anchor-type="paragraph" svg:width="3.178in" draw:z-index="15"><draw:text-box fo:min-height="2.2953in"><text:p text:style-name="Рис"><draw:frame draw:style-name="fr6" draw:name="graphics10" text:anchor-type="paragraph" svg:width="3.178in" svg:height="2.0591in" draw:z-index="16"><draw:image xlink:href="Pictures/100002010000011F000000BA18015A28.png" xlink:type="simple" xlink:show="embed" xlink:actuate="onLoad"/></draw:frame>Рис <text:sequence text:ref-name="refРис9" text:name="Рис" text:formula="ooow:Рис+1" style:num-format="1">10</text:sequence>: Интерфейс модуля FIFO-буфера</text:p></draw:text-box></draw:frame>Модуль имеет следующие входные и выходные сигналы:</text:p>
      <text:list xml:id="list352042119" text:continue-list="list1575980606" text:style-name="L2">
        <text:list-item>
          <text:p text:style-name="P2">clk – системный тактовый сигнал.</text:p>
        </text:list-item>
        <text:list-item>
          <text:p text:style-name="P2">rst – сигнал синхронного сброса.</text:p>
        </text:list-item>
        <text:list-item>
          <text:p text:style-name="P2">dataIn – шина записываемых данных. Разрядность задается параметром DATA_WIDTH.</text:p>
        </text:list-item>
        <text:list-item>
          <text:p text:style-name="P2">writeReq – запрос записи данных. Если внутренний буфер не переполнен, при наличии единицы на этом входе по фронту тактового сигнала осуществляется запись данных в конец очереди.</text:p>
        </text:list-item>
        <text:list-item>
          <text:p text:style-name="P2">writeAck – сигнал подтверждения записи данных. Устанавливается в единицу по фронту тактового сигнала в том и только в том случае, если на входе writeReq установлена единица и внутренний буфер не переполнен (<text:sequence-ref text:reference-format="category-and-value" text:ref-name="refРис10">Рис 11</text:sequence-ref>).</text:p>
        </text:list-item>
        <text:list-item>
          <text:p text:style-name="P2">full – сигнал заполненности внутреннего буфера (<text:sequence-ref text:reference-format="category-and-value" text:ref-name="refРис11">Рис 12</text:sequence-ref>).</text:p>
        </text:list-item>
        <text:list-item>
          <text:p text:style-name="P2">dataOut – шина считываемых данных. Разрядность задается параметром DATA_WIDTH.</text:p>
        </text:list-item>
        <text:list-item>
          <text:p text:style-name="P2">readReq – запрос чтения данных. Если внутренний буфер не пуст, при наличии единицы на этом входе по фронту тактового сигнала осуществляется отбрасывание головы очереди, а значение, бывшее в очереди первым, выставляется на шине dataOut.</text:p>
        </text:list-item>
        <text:list-item>
          <text:p text:style-name="P2">readAck – сигнал подтверждения чтения данных. Устанавливается в единицу по фронту тактового сигнала в том и только в том случае, если на входе readReq установлена <text:soft-page-break/>единица и внутренний буфер не пуст (<text:sequence-ref text:reference-format="category-and-value" text:ref-name="refРис10">Рис 11</text:sequence-ref>).</text:p>
        </text:list-item>
        <text:list-item>
          <text:p text:style-name="P2">empty – сигнал пустоты внутреннего буфера (<text:sequence-ref text:reference-format="category-and-value" text:ref-name="refРис10">Рис 11</text:sequence-ref>).</text:p>
        </text:list-item>
      </text:list>
      <text:p text:style-name="Text_20_body"><draw:frame draw:style-name="fr1" draw:name="Frame11" text:anchor-type="paragraph" svg:width="6.4453in" draw:z-index="17"><draw:text-box fo:min-height="3.6665in"><text:p text:style-name="Рис"><draw:frame draw:style-name="fr6" draw:name="graphics11" text:anchor-type="paragraph" svg:width="6.4453in" svg:height="3.889in" draw:z-index="18"><draw:image xlink:href="Pictures/10000201000002440000015E83282A39.png" xlink:type="simple" xlink:show="embed" xlink:actuate="onLoad"/></draw:frame>Рис <text:sequence text:ref-name="refРис10" text:name="Рис" text:formula="ooow:Рис+1" style:num-format="1">11</text:sequence>: Временная диаграмма работы FIFO-буфера</text:p></draw:text-box></draw:frame></text:p>
      <text:p text:style-name="Text_20_body">На <text:sequence-ref text:reference-format="category-and-value" text:ref-name="refРис10">Рис 11</text:sequence-ref> показана временная диаграмма работы FIFO-буфера. Во время фронта 1 происходит запись в очередь значения X1, а во время фронтов 3 и 4 – запись значений X2 и X3. Одновременно на такте 3 происходит чтение первого значения из очереди, на такте 4 – второго, а на такте 8 – третьего. После записи первого значения сигнал empty принимает нулевое значение, а после чтения последнего – переходит обратно в единицу.</text:p>
      <text:p text:style-name="Text_20_body"><draw:frame draw:style-name="fr4" draw:name="Frame12" text:anchor-type="paragraph" svg:y="0.1484in" svg:width="6.9252in" draw:z-index="19"><draw:text-box fo:min-height="3.3598in"><text:p text:style-name="Рис"><draw:frame draw:style-name="fr7" draw:name="graphics12" text:anchor-type="paragraph" svg:x="0.0016in" svg:y="0.0008in" svg:width="6.9252in" style:rel-width="100%" svg:height="3.3598in" style:rel-height="scale" draw:z-index="20"><draw:image xlink:href="Pictures/10000201000002A80000014A66A650BB.png" xlink:type="simple" xlink:show="embed" xlink:actuate="onLoad"/></draw:frame>Рис <text:sequence text:ref-name="refРис11" text:name="Рис" text:formula="ooow:Рис+1" style:num-format="1">12</text:sequence>: Переполнение FIFO-буфера</text:p></draw:text-box></draw:frame><text:soft-page-break/>При переполнении очереди сигнал full устанавливается в единицу, а writeAck остается нулевым, пока из очереди не будут прочитаны данные (<text:sequence-ref text:reference-format="category-and-value" text:ref-name="refРис11">Рис 12</text:sequence-ref>). В данном примере предполагается, что размер очереди равен 16.</text:p>
      <text:h text:style-name="Heading_20_3" text:outline-level="3">Организация FIFO-буфера</text:h>
      <text:p text:style-name="Text_20_body">FIFO-буфер организован при помощи регистрового массива buffer и регистров getPtr и putPtr. Эти регистры хранят индексы головы и хвоста очереди соответственно, причем putPtr указывает <text:s/>на ячейку, которая еще пуста, и в которую будет записано следующее значение. Поэтому буфер считается пустым, если getPtr равно putPtr, и считается полным, если getPtr равно putPtr + 1.</text:p>
      <text:p text:style-name="Text_20_body">[добавить схему]</text:p>
      <text:h text:style-name="Heading_20_2" text:outline-level="2">Контроллер Modbus</text:h>
      <text:h text:style-name="Heading_20_3" text:outline-level="3">Поддерживаемые функции</text:h>
      <text:p text:style-name="Text_20_body">Разработанным контроллером протокола Modbus поддерживаются следующие функции:</text:p>
      <text:list xml:id="list2066670090" text:style-name="L5">
        <text:list-item>
          <text:p text:style-name="P5">Read Holding Registers – код функции 03 – чтение блока регистров устройства. <text:bookmark-start text:name="__DdeLink__579_1619253382"/>Параметрами функции являются адрес первого регистра и количество регистров в блоке.<text:bookmark-end text:name="__DdeLink__579_1619253382"/></text:p>
        </text:list-item>
        <text:list-item>
          <text:p text:style-name="P5">Read Input Registers – код функции 04 – чтение блока входных регистров устройства. Параметрами функции являются адрес первого регистра и количество регистров в блоке.</text:p>
        </text:list-item>
        <text:list-item>
          <text:p text:style-name="P5">Write Multiple Registers – код функции 16 – запись блока регистров. Параметрами функции являются адрес первого регистра, количество регистров, в которые требуется запись, и значения, подлежащие записи в регистры.</text:p>
        </text:list-item>
      </text:list>
      <text:h text:style-name="Heading_20_2" text:outline-level="2"><text:soft-page-break/>Процессор</text:h>
      <text:h text:style-name="Heading_20_2" text:outline-level="2">Системный арбитр</text:h>
      <text:h text:style-name="Heading_20_2" text:outline-level="2">Блок памяти</text:h>
      <text:h text:style-name="Heading_20_2" text:outline-level="2">Блок ввода-вывода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Рис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ван </meta:initial-creator>
    <meta:creation-date>2014-04-28T10:16:37</meta:creation-date>
    <dc:date>2014-04-30T15:13:37</dc:date>
    <dc:creator>Иван </dc:creator>
    <meta:editing-duration>PT7H23M43S</meta:editing-duration>
    <meta:editing-cycles>33</meta:editing-cycles>
    <meta:generator>LibreOffice/3.5$Linux_X86_64 LibreOffice_project/350m1$Build-2</meta:generator>
    <meta:document-statistic meta:table-count="4" meta:image-count="12" meta:object-count="0" meta:page-count="13" meta:paragraph-count="173" meta:word-count="1936" meta:character-count="13015" meta:non-whitespace-character-count="11313"/>
  </office:meta>
</office:document-meta>
</file>